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F900001A5600001A5662FD026EDBAFA3B1.svg" manifest:media-type="image/svg+xml"/>
  <manifest:file-entry manifest:full-path="Pictures/100002010000040000000400752E258FA414E9CA.png" manifest:media-type="image/png"/>
  <manifest:file-entry manifest:full-path="Pictures/100022F40000675A0000675AB1BDAEFA16E4E2FA.svg" manifest:media-type="image/svg+xml"/>
  <manifest:file-entry manifest:full-path="Pictures/10000201000002C3000002C3CE2E1B351911FD75.png" manifest:media-type="image/png"/>
  <manifest:file-entry manifest:full-path="Pictures/1000020100000200000002007BA392405BDDEC86.png" manifest:media-type="image/png"/>
  <manifest:file-entry manifest:full-path="Pictures/100002010000013F0000013F38B3377F82D5CC6D.png" manifest:media-type="image/png"/>
  <manifest:file-entry manifest:full-path="Pictures/10000201000007D0000007D0BACFE11352E7EB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全字庫正宋體" svg:font-family="全字庫正宋體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思源黑體 TW" svg:font-family="'思源黑體 TW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draw:auto-grow-height="true" fo:min-height="4.505cm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預設-title">
      <style:graphic-properties fo:min-height="6.741cm"/>
      <style:paragraph-properties style:writing-mode="lr-tb"/>
    </style:style>
    <style:style style:name="pr4" style:family="presentation" style:parent-style-name="預設-title">
      <style:graphic-properties fo:min-height="5cm"/>
      <style:paragraph-properties style:writing-mode="lr-tb"/>
    </style:style>
    <style:style style:name="pr5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 CJK TC Black" fo:font-weight="bold" style:font-name-asian="Noto Sans CJK TC Black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Noto Sans CJK TC Black1" fo:font-size="66pt" style:font-size-asian="66pt" style:font-size-complex="66pt"/>
    </style:style>
    <style:style style:name="P6" style:family="paragraph">
      <style:text-properties style:font-name="思源黑體 TW" fo:font-size="60pt" fo:font-weight="bold" style:font-name-asian="思源黑體 TW" style:font-size-asian="60pt" style:font-weight-asian="bold" style:font-size-complex="60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style:style style:name="T2" style:family="text">
      <style:text-properties style:font-name="Noto Sans CJK TC Black1"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style:style style:name="T4" style:family="text">
      <style:text-properties style:font-name="思源黑體 TW" fo:font-size="54pt" fo:font-weight="bold" style:font-name-asian="思源黑體 TW" style:font-size-asian="54pt" style:font-weight-asian="bold" style:font-size-complex="54pt" style:font-weight-complex="bold"/>
    </style:style>
    <style:style style:name="T5" style:family="text">
      <style:text-properties style:font-name="Arial Rounded MT Bold" fo:font-size="54pt" fo:font-weight="bold" style:font-name-asian="思源黑體 TW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B1BDAEFA16E4E2FA.svg" xlink:type="simple" xlink:show="embed" xlink:actuate="onLoad" draw:mime-type="image/svg+xml">
            <text:p/>
          </draw:image>
          <draw:image xlink:href="Pictures/10000201000002C3000002C3CE2E1B351911FD75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2010000040000000400752E258FA414E9CA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131) translate (10.539cm 1.5cm)">
          <draw:image xlink:href="Pictures/1000020100000200000002007BA392405BDDEC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62FD026EDBAFA3B1.svg" xlink:type="simple" xlink:show="embed" xlink:actuate="onLoad" draw:mime-type="image/svg+xml">
            <text:p/>
          </draw:image>
          <draw:image xlink:href="Pictures/100002010000013F0000013F38B3377F82D5CC6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6" draw:layer="layout" svg:width="20cm" svg:height="5.521cm" svg:x="12.5cm" svg:y="6.5cm" presentation:class="title" presentation:user-transformed="true">
          <draw:text-box>
            <text:p text:style-name="P6"><text:span text:style-name="T4">使用</text:span><text:span text:style-name="T5">RSS</text:span><text:span text:style-name="T4"><text:line-break/></text:span><text:span text:style-name="T4">取回你的數位閱讀人權</text:span></text:p>
          </draw:text-box>
        </draw:frame>
        <draw:frame draw:style-name="gr4" draw:text-style-name="P1" draw:layer="layout" svg:width="7cm" svg:height="7cm" svg:x="4.5cm" svg:y="5.5cm" presentation:class="graphic" presentation:user-transformed="true">
          <draw:image xlink:href="Pictures/10000201000007D0000007D0BACFE11352E7EB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全字庫正宋體" svg:font-family="全字庫正宋體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思源黑體 TW" svg:font-family="'思源黑體 TW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9T22:12:16.214930248</meta:creation-date>
    <dc:date>2023-09-15T14:50:47.620000000</dc:date>
    <meta:editing-duration>PT30M4S</meta:editing-duration>
    <meta:editing-cycles>4</meta:editing-cycles>
    <meta:generator>LibreOffice/7.1.8.1$Windows_X86_64 LibreOffice_project/e1f30c802c3269a1d052614453f260e49458c82c</meta:generator>
    <meta:document-statistic meta:object-count="35"/>
  </office:meta>
</office:document-meta>
</file>